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assword Size: 21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string" calcext:value-type="string">
            <text:p>Cube Siz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essage Size(in characters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223" calcext:value-type="float">
            <text:p>223</text:p>
          </table:table-cell>
          <table:table-cell office:value-type="float" office:value="360" calcext:value-type="float">
            <text:p>360</text:p>
          </table:table-cell>
          <table:table-cell office:value-type="float" office:value="632" calcext:value-type="float">
            <text:p>632</text:p>
          </table:table-cell>
          <table:table-cell office:value-type="float" office:value="887" calcext:value-type="float">
            <text:p>887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675" calcext:value-type="float">
            <text:p>675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ssagemessagemessagemessagemessagemessagemessagemessage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sword Size: 21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ube Siz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essage Size(in characters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ssagemessagemessagemessagemessagemessagemessagemessag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14:55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6:56:25.661000000</meta:creation-date>
    <dc:date>2020-03-25T22:23:43.863000000</dc:date>
    <meta:editing-duration>PT7H35M7S</meta:editing-duration>
    <meta:editing-cycles>3</meta:editing-cycles>
    <meta:generator>LibreOffice/6.3.3.2$Windows_X86_64 LibreOffice_project/a64200df03143b798afd1ec74a12ab50359878ed</meta:generator>
    <meta:document-statistic meta:table-count="2" meta:cell-count="68" meta:object-count="0"/>
  </office:meta>
</office:document-meta>
</file>